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 draw:auto-grow-height="false" fo:min-height="0.751cm" fo:min-width="0.701cm"/>
    </style:style>
    <style:style style:name="gr3" style:family="graphic" style:parent-style-name="standard">
      <style:graphic-properties draw:textarea-vertical-align="middle" draw:auto-grow-height="false" fo:min-height="0.658cm" fo:min-width="0.9cm"/>
    </style:style>
    <style:style style:name="gr4" style:family="graphic" style:parent-style-name="standard">
      <style:graphic-properties draw:textarea-horizontal-align="justify" draw:textarea-vertical-align="middle" draw:auto-grow-height="false" fo:min-height="4.55cm" fo:min-width="6.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4.95cm" fo:min-width="7.1cm"/>
    </style:style>
    <style:style style:name="gr7" style:family="graphic" style:parent-style-name="standard">
      <style:graphic-properties draw:fill-color="#cc66ff" draw:textarea-horizontal-align="justify" draw:textarea-vertical-align="middle" draw:auto-grow-height="false" fo:min-height="1.448cm" fo:min-width="1.764cm"/>
    </style:style>
    <style:style style:name="gr8" style:family="graphic" style:parent-style-name="standard">
      <style:graphic-properties draw:textarea-horizontal-align="justify" draw:textarea-vertical-align="middle" draw:auto-grow-height="false" fo:min-height="5.35cm" fo:min-width="8.7cm"/>
    </style:style>
    <style:style style:name="gr9" style:family="graphic" style:parent-style-name="standard">
      <style:graphic-properties draw:textarea-horizontal-align="justify" draw:textarea-vertical-align="middle" draw:auto-grow-height="false" fo:min-height="5.15cm" fo:min-width="6.3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59cm" fo:min-width="2.612cm"/>
    </style:style>
    <style:style style:name="gr11" style:family="graphic" style:parent-style-name="standard">
      <style:graphic-properties draw:fill-color="#dddddd" draw:textarea-horizontal-align="justify" draw:textarea-vertical-align="middle" draw:auto-grow-height="false" fo:min-height="2.014cm" fo:min-width="3.178cm"/>
    </style:style>
    <style:style style:name="gr12" style:family="graphic" style:parent-style-name="standard">
      <style:graphic-properties draw:fill-color="#dddddd" draw:textarea-horizontal-align="justify" draw:textarea-vertical-align="middle" draw:auto-grow-height="false" fo:min-height="1.873cm" fo:min-width="2.612cm"/>
    </style:style>
    <style:style style:name="gr13" style:family="graphic" style:parent-style-name="standard">
      <style:graphic-properties draw:fill-color="#ffff99" draw:textarea-horizontal-align="justify" draw:textarea-vertical-align="middle" draw:auto-grow-height="false" fo:min-height="2.438cm" fo:min-width="3.3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2.09cm" style:use-optimal-column-width="false"/>
    </style:style>
    <style:style style:name="co2" style:family="table-column">
      <style:table-column-properties style:column-width="1.181cm" style:use-optimal-column-width="false"/>
    </style:style>
    <style:style style:name="co3" style:family="table-column">
      <style:table-column-properties style:column-width="1.384cm" style:use-optimal-column-width="false"/>
    </style:style>
    <style:style style:name="co4" style:family="table-column">
      <style:table-column-properties style:column-width="1.506cm" style:use-optimal-column-width="false"/>
    </style:style>
    <style:style style:name="co5" style:family="table-column">
      <style:table-column-properties style:column-width="1.75cm" style:use-optimal-column-width="false"/>
    </style:style>
    <style:style style:name="co6" style:family="table-column">
      <style:table-column-properties style:column-width="1.547cm" style:use-optimal-column-width="false"/>
    </style:style>
    <style:style style:name="co7" style:family="table-column">
      <style:table-column-properties style:column-width="1.424cm" style:use-optimal-column-width="false"/>
    </style:style>
    <style:style style:name="co8" style:family="table-column">
      <style:table-column-properties style:column-width="1.507cm" style:use-optimal-column-width="false"/>
    </style:style>
    <style:style style:name="co9" style:family="table-column">
      <style:table-column-properties style:column-width="1.383cm" style:use-optimal-column-width="false"/>
    </style:style>
    <style:style style:name="co10" style:family="table-column">
      <style:table-column-properties style:column-width="1.344cm" style:use-optimal-column-width="false"/>
    </style:style>
    <style:style style:name="co11" style:family="table-column">
      <style:table-column-properties style:column-width="1.587cm" style:use-optimal-column-width="false"/>
    </style:style>
    <style:style style:name="co12" style:family="table-column">
      <style:table-column-properties style:column-width="1.589cm" style:use-optimal-column-width="false"/>
    </style:style>
    <style:style style:name="ro1" style:family="table-row">
      <style:table-row-properties style:row-height="0.313cm"/>
    </style:style>
    <style:style style:name="ro2" style:family="table-row">
      <style:table-row-properties style:row-height="2cm"/>
    </style:style>
    <style:style style:name="ro3" style:family="table-row">
      <style:table-row-properties style:row-height="0.932cm"/>
    </style:style>
    <style:style style:name="ro4" style:family="table-row">
      <style:table-row-properties style:row-height="1.545cm"/>
    </style:style>
    <style:style style:name="ce1" style:family="table-cell">
      <style:text-properties fo:font-size="14pt" style:font-size-asian="14pt" style:font-size-complex="14pt"/>
    </style:style>
    <style:style style:name="ce2" style:family="table-cell">
      <style:text-properties fo:font-size="15pt" style:font-size-asian="15pt" style:font-size-complex="15pt"/>
    </style:style>
    <style:style style:name="P1" style:family="paragraph">
      <loext:graphic-properties draw:fill-color="#ffffff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justify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cc66ff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dddddd"/>
      <style:paragraph-properties fo:text-align="center"/>
    </style:style>
    <style:style style:name="P11" style:family="paragraph">
      <loext:graphic-properties draw:fill-color="#ffff99"/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TWO PLAYER GAME 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Classes involved : </text:p>
            <text:p><text:span text:style-name="T1">S</text:span><text:span text:style-name="T1">e</text:span><text:span text:style-name="T1">r</text:span><text:span text:style-name="T1">v</text:span><text:span text:style-name="T1">e</text:span><text:span text:style-name="T1">r </text:span><text:span text:style-name="T1">s</text:span><text:span text:style-name="T1">i</text:span><text:span text:style-name="T1">d</text:span><text:span text:style-name="T1">e </text:span><text:span text:style-name="T1">:</text:span></text:p>
            <text:p>Server(has the main method)</text:p>
            <text:p>ClientThread (extends Thread)</text:p>
            <text:p><text:span text:style-name="T1">C</text:span><text:span text:style-name="T1">li</text:span><text:span text:style-name="T1">e</text:span><text:span text:style-name="T1">n</text:span><text:span text:style-name="T1">t </text:span><text:span text:style-name="T1">s</text:span><text:span text:style-name="T1">i</text:span><text:span text:style-name="T1">d</text:span><text:span text:style-name="T1">e </text:span><text:span text:style-name="T1">:</text:span></text:p>
            <text:p><text:span text:style-name="T2">C</text:span><text:span text:style-name="T2">o</text:span><text:span text:style-name="T2">n</text:span><text:span text:style-name="T2">t</text:span><text:span text:style-name="T2">r</text:span><text:span text:style-name="T2">o</text:span><text:span text:style-name="T2">ll</text:span><text:span text:style-name="T2">e</text:span><text:span text:style-name="T2">r</text:span><text:span text:style-name="T2">(</text:span><text:span text:style-name="T2">c</text:span><text:span text:style-name="T2">o</text:span><text:span text:style-name="T2">n</text:span><text:span text:style-name="T2">t</text:span><text:span text:style-name="T2">r</text:span><text:span text:style-name="T2">o</text:span><text:span text:style-name="T2">l</text:span><text:span text:style-name="T2">s </text:span><text:span text:style-name="T2">t</text:span><text:span text:style-name="T2">h</text:span><text:span text:style-name="T2">e </text:span><text:span text:style-name="T2">g</text:span><text:span text:style-name="T2">u</text:span><text:span text:style-name="T2">i </text:span><text:span text:style-name="T2">a</text:span><text:span text:style-name="T2">c</text:span><text:span text:style-name="T2">ti</text:span><text:span text:style-name="T2">o</text:span><text:span text:style-name="T2">n</text:span><text:span text:style-name="T2">s</text:span><text:span text:style-name="T2">+</text:span><text:span text:style-name="T2">s</text:span><text:span text:style-name="T2">o</text:span><text:span text:style-name="T2">c</text:span><text:span text:style-name="T2">k</text:span><text:span text:style-name="T2">e</text:span><text:span text:style-name="T2">t </text:span><text:span text:style-name="T2">c</text:span><text:span text:style-name="T2">o</text:span><text:span text:style-name="T2">n</text:span><text:span text:style-name="T2">n</text:span><text:span text:style-name="T2">e</text:span><text:span text:style-name="T2">c</text:span><text:span text:style-name="T2">ti</text:span><text:span text:style-name="T2">o</text:span><text:span text:style-name="T2">n</text:span><text:span text:style-name="T2">s</text:span><text:span text:style-name="T2">)</text:span></text:p>
            <text:p><text:span text:style-name="T2">M</text:span><text:span text:style-name="T2">a</text:span><text:span text:style-name="T2">i</text:span><text:span text:style-name="T2">n</text:span><text:span text:style-name="T2">G</text:span><text:span text:style-name="T2">a</text:span><text:span text:style-name="T2">m</text:span><text:span text:style-name="T2">e</text:span><text:span text:style-name="T2">(</text:span><text:span text:style-name="T2">h</text:span><text:span text:style-name="T2">a</text:span><text:span text:style-name="T2">s </text:span><text:span text:style-name="T2">t</text:span><text:span text:style-name="T2">h</text:span><text:span text:style-name="T2">e </text:span><text:span text:style-name="T2">m</text:span><text:span text:style-name="T2">a</text:span><text:span text:style-name="T2">i</text:span><text:span text:style-name="T2">n </text:span><text:span text:style-name="T2">m</text:span><text:span text:style-name="T2">e</text:span><text:span text:style-name="T2">t</text:span><text:span text:style-name="T2">h</text:span><text:span text:style-name="T2">o</text:span><text:span text:style-name="T2">d</text:span><text:span text:style-name="T2">)</text:span></text:p>
            <text:p><text:span text:style-name="T2">T</text:span><text:span text:style-name="T2">i</text:span><text:span text:style-name="T2">c</text:span><text:span text:style-name="T2">t</text:span><text:span text:style-name="T2">a</text:span><text:span text:style-name="T2">c</text:span><text:span text:style-name="T2">t</text:span><text:span text:style-name="T2">o</text:span><text:span text:style-name="T2">e</text:span><text:span text:style-name="T2">(</text:span><text:span text:style-name="T2">o</text:span><text:span text:style-name="T2">n</text:span><text:span text:style-name="T2">l</text:span><text:span text:style-name="T2">y </text:span><text:span text:style-name="T2">c</text:span><text:span text:style-name="T2">o</text:span><text:span text:style-name="T2">n</text:span><text:span text:style-name="T2">t</text:span><text:span text:style-name="T2">r</text:span><text:span text:style-name="T2">o</text:span><text:span text:style-name="T2">l</text:span><text:span text:style-name="T2">s </text:span><text:span text:style-name="T2">t</text:span><text:span text:style-name="T2">h</text:span><text:span text:style-name="T2">e </text:span><text:span text:style-name="T2">g</text:span><text:span text:style-name="T2">u</text:span><text:span text:style-name="T2">i </text:span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ver Side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 first class to be run</text:p>
              </text:list-item>
              <text:list-item>
                <text:p>Imp data members- </text:p>
                <text:list>
                  <text:list-item>
                    <text:p>Socket clientSocket</text:p>
                  </text:list-item>
                  <text:list-item>
                    <text:p>maxClientCount</text:p>
                  </text:list-item>
                  <text:list-item>
                    <text:p>ClientThread[] threads</text:p>
                  </text:list-item>
                </text:list>
              </text:list-item>
              <text:list-item>
                <text:p>Basic flow -</text:p>
                <text:list>
                  <text:list-item>
                    <text:p>Creates a server socket </text:p>
                  </text:list-item>
                  <text:list-item>
                    <text:p>Waits for clients to request connection</text:p>
                  </text:list-item>
                  <text:list-item>
                    <text:p>On client request </text:p>
                    <text:list>
                      <text:list-item>
                        <text:p>Checks if threads[i] is null</text:p>
                      </text:list-item>
                      <text:list-item>
                        <text:p>If true </text:p>
                        <text:list>
                          <text:list-item>
                            <text:p>Creates threads[i] = new clientThread(clientSocket, threads).start();</text:p>
                          </text:list-item>
                        </text:list>
                      </text:list-item>
                      <text:list-item>
                        <text:p>If maxClientCount exceeded</text:p>
                        <text:list>
                          <text:list-item>
                            <text:p>Tells server busy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verSide – clientThread cla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mp data members-</text:p>
                <text:list>
                  <text:list-item>
                    <text:p>clientSocket</text:p>
                  </text:list-item>
                  <text:list-item>
                    <text:p>clientThread[] threads</text:p>
                  </text:list-item>
                  <text:list-item>
                    <text:p>maxClientCount</text:p>
                  </text:list-item>
                </text:list>
              </text:list-item>
              <text:list-item>
                <text:p>Runs parameterised contructor to get all of the above from Server class-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verSide cont<text:line-break/>clientThread class</text:p>
          </draw:text-box>
        </draw:frame>
        <draw:frame presentation:style-name="pr4" draw:layer="layout" svg:width="25.199cm" svg:height="14.8cm" svg:x="1.6cm" svg:y="5cm" presentation:class="outline" presentation:user-transformed="true">
          <draw:text-box>
            <text:list text:style-name="L3">
              <text:list-item>
                <text:p>What is the structure of the object of this class?</text:p>
              </text:list-item>
              <text:list-item>
                <text:p>Let’s suppose there are 4 client requests till now, so Server creates 4 objects of clientThread</text:p>
              </text:list-item>
              <text:list-item>
                <text:p>For each cn there will be a copy of threads as -</text:p>
                <text:p/>
              </text:list-item>
            </text:list>
          </draw:text-box>
        </draw:frame>
        <draw:frame draw:style-name="standard" draw:layer="layout" svg:width="16.702cm" svg:height="2.971cm" svg:x="4.512cm" svg:y="14.1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1" table:default-cell-style-name="gray3">
              <table:table-cell>
                <text:p>client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</table:table-row>
            <table:table-row table:style-name="ro2" table:default-cell-style-name="gray2">
              <table:table-cell table:style-name="ce1">
                <text:p text:style-name="P2">c0</text:p>
              </table:table-cell>
              <table:table-cell table:style-name="ce1">
                <text:p text:style-name="P2"><text:span text:style-name="T3">t0</text:span></text:p>
              </table:table-cell>
              <table:table-cell table:style-name="ce2">
                <text:p text:style-name="P3"><text:span text:style-name="T4">t1</text:span></text:p>
              </table:table-cell>
              <table:table-cell>
                <text:p>t2</text:p>
              </table:table-cell>
              <table:table-cell>
                <text:p>t3</text:p>
              </table:table-cell>
              <table:table-cell>
                <text:p>nul</text:p>
              </table:table-cell>
              <table:table-cell>
                <text:p>nul</text:p>
              </table:table-cell>
              <table:table-cell>
                <text:p>nul</text:p>
              </table:table-cell>
              <table:table-cell>
                <text:p>nul</text:p>
              </table:table-cell>
              <table:table-cell>
                <text:p>nul</text:p>
              </table:table-cell>
              <table:table-cell>
                <text:p>nul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erverSide <text:line-break/>Class clientThread : method run()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list text:style-name="L2">
              <text:list-header>
                <text:p>Basic algo -</text:p>
              </text:list-header>
              <text:list-item>
                <text:p>Write if player should send “X” or “0” based on odd or even numbered thread.</text:p>
              </text:list-item>
              <text:list-item>
                <text:p>Write the flags array to it’s opponent.</text:p>
              </text:list-item>
              <text:list-item>
                <text:p>Read the flags array from player.</text:p>
              </text:list-item>
              <text:list-item>
                <text:p>Close when player exis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rverSide <text:line-break/>Class clientThread : method run()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3">
              <text:list-item>
                <text:p><text:span text:style-name="T1">Write if player </text:span><text:span text:style-name="T1">should send “X” or </text:span><text:span text:style-name="T1">“0” based on odd </text:span><text:span text:style-name="T1">or even numbered </text:span><text:span text:style-name="T1">thread.</text:span></text:p>
              </text:list-item>
              <text:list-item>
                <text:p><text:s/>for (int i = 0; i &lt; maxClientsCount; i++) {</text:p>
              </text:list-item>
              <text:list-item>
                <text:p>if(threads[i]==this){</text:p>
              </text:list-item>
              <text:list-item>
                <text:p><text:s text:c="3"/>if(i%2==0) {</text:p>
              </text:list-item>
              <text:list-item>
                <text:p><text:s text:c="3"/>System.out.println("WRTITING PLAYER 1");</text:p>
              </text:list-item>
              <text:list-item>
                <text:p><text:s text:c="3"/>threads[i].os.writeInt(1) ;</text:p>
              </text:list-item>
              <text:list-item>
                <text:p><text:s text:c="16"/>}</text:p>
              </text:list-item>
              <text:list-item>
                <text:p><text:s text:c="16"/></text:p>
              </text:list-item>
              <text:list-item>
                <text:p>if (i%2==1) {</text:p>
              </text:list-item>
              <text:list-item>
                <text:p><text:s/>System.out.println("WRTITING PLAYER 2");</text:p>
              </text:list-item>
              <text:list-item>
                <text:p><text:s text:c="5"/>threads[i].os.writeInt(2) ;</text:p>
              </text:list-item>
              <text:list-item>
                <text:p>} </text:p>
              </text:list-item>
              <text:list-item>
                <text:p/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3">
              <text:list-item>
                <text:p><text:span text:style-name="T1">On Controller side</text:span></text:p>
              </text:list-item>
              <text:list-item>
                <text:p>public void readChoice() {</text:p>
              </text:list-item>
              <text:list-item>
                <text:p>alpha=cIn.readInt();</text:p>
              </text:list-item>
              <text:list-item>
                <text:p>}</text:p>
              </text:list-item>
              <text:list-item>
                <text:p><text:span text:style-name="T1">// alpha value </text:span><text:span text:style-name="T1">decides what to </text:span><text:span text:style-name="T1">display as button </text:span><text:span text:style-name="T1">text </text:span></text:p>
              </text:list-item>
              <text:list-item>
                <text:p>if(alpha==1) {</text:p>
              </text:list-item>
              <text:list-item>
                <text:p>buttonArray[i][m].setText("0");</text:p>
              </text:list-item>
              <text:list-item>
                <text:p>this.flags.remove(flagCount);</text:p>
              </text:list-item>
              <text:list-item>
                <text:p>this.flags.add(flagCount, 1);</text:p>
              </text:list-item>
              <text:list-item>
                <text:p>}</text:p>
              </text:list-item>
              <text:list-item>
                <text:p>else {</text:p>
              </text:list-item>
              <text:list-item>
                <text:p>buttonArray[i][m].setText("X");</text:p>
              </text:list-item>
              <text:list-item>
                <text:p>this.flags.remove(flagCount);</text:p>
              </text:list-item>
              <text:list-item>
                <text:p>this.flags.add(flagCount, 2);</text:p>
              </text:list-item>
              <text:list-item>
                <text:p/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ServerSide <text:line-break/>Class clientThread : method run()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3">
              <text:list-item>
                <text:p><text:span text:style-name="T1">Read the flags </text:span><text:span text:style-name="T1">array from player.</text:span></text:p>
              </text:list-item>
              <text:list-item>
                <text:p>ArrayList&lt;Integer&gt; c =new ArrayList&lt;Integer&gt;();</text:p>
              </text:list-item>
              <text:list-item>
                <text:p>c=(ArrayList&lt;Integer&gt;)in.readObject();</text:p>
              </text:list-item>
              <text:list-item>
                <text:p><text:s/>int winner=is.readInt();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list text:style-name="L3">
              <text:list-header>
                <text:p><text:span text:style-name="T1">Controller </text:span><text:span text:style-name="T1">ActionPerformed() </text:span><text:span text:style-name="T1">method</text:span></text:p>
              </text:list-header>
              <text:list-item>
                <text:p>GameOver(); </text:p>
              </text:list-item>
              <text:list-item>
                <text:p>//decides the winner value.</text:p>
              </text:list-item>
              <text:list-item>
                <text:p>try {</text:p>
              </text:list-item>
              <text:list-item>
                <text:p>//JOptionPane.showMessageDialog(this,"Winner is: "+winner);</text:p>
              </text:list-item>
              <text:list-item>
                <text:p>cObOut.writeObject(this.flags);</text:p>
              </text:list-item>
              <text:list-item>
                <text:p>cOut.writeInt(winner);</text:p>
              </text:list-item>
              <text:list-item>
                <text:p>}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erverSide <text:line-break/>Class clientThread : method run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Write the flags </text:span><text:span text:style-name="T1">array to it’s </text:span><text:span text:style-name="T1">opponent.</text:span></text:p>
              </text:list-item>
              <text:list-item>
                <text:p text:style-name="P5">for (int i = 0; i &lt; maxClientsCount; i++) {</text:p>
              </text:list-item>
              <text:list-item>
                <text:p text:style-name="P5"><text:s text:c="8"/></text:p>
              </text:list-item>
              <text:list-item>
                <text:p text:style-name="P5"><text:s text:c="4"/>if(threads[i]==this){</text:p>
              </text:list-item>
              <text:list-item>
                <text:p text:style-name="P5"><text:s text:c="4"/><text:tab/><text:tab/><text:tab/><text:tab/> <text:s text:c="5"/>if(i%2==0) {</text:p>
              </text:list-item>
              <text:list-item>
                <text:p text:style-name="P5"><text:s text:c="4"/><text:tab/><text:tab/> <text:s text:c="16"/>if(threads[i+1]!=null) { <text:s/></text:p>
              </text:list-item>
              <text:list-item>
                <text:p text:style-name="P5"><text:s text:c="4"/><text:tab/> <text:s text:c="9"/><text:tab/><text:tab/><text:tab/><text:tab/> <text:s/><text:s text:c="7"/>threads[i+1].os.writeObject(c);</text:p>
              </text:list-item>
              <text:list-item>
                <text:p text:style-name="P5"><text:s text:c="4"/><text:tab/><text:tab/><text:tab/><text:tab/><text:tab/> <text:s text:c="9"/><text:s text:c="9"/>}</text:p>
              </text:list-item>
              <text:list-item>
                <text:p text:style-name="P5"><text:s text:c="4"/><text:tab/> <text:s text:c="6"/>}</text:p>
              </text:list-item>
              <text:list-item>
                <text:p text:style-name="P5"><text:s text:c="4"/><text:tab/><text:tab/><text:tab/> <text:s text:c="5"/>if (i%2==1 &amp;&amp; threads[i-1]!=null) {</text:p>
              </text:list-item>
              <text:list-item>
                <text:p text:style-name="P5"><text:s text:c="4"/><text:tab/> <text:s text:c="9"/><text:tab/><text:tab/><text:tab/><text:tab/>threads[i-1].os.writeObject(c);</text:p>
              </text:list-item>
              <text:list-item>
                <text:p text:style-name="P5"><text:s text:c="4"/><text:tab/><text:tab/><text:tab/><text:tab/><text:tab/> <text:s text:c="6"/>} <text:s/></text:p>
              </text:list-item>
              <text:list-item>
                <text:p text:style-name="P5"><text:s text:c="4"/><text:tab/><text:tab/><text:tab/><text:tab/>}</text:p>
              </text:list-item>
            </text:list>
          </draw:text-box>
        </draw:frame>
        <draw:frame draw:style-name="standard" draw:layer="layout" svg:width="16.704cm" svg:height="2.516cm" svg:x="11.344cm" svg:y="18.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2"/>
            <table:table-row table:style-name="ro3" table:default-cell-style-name="gray3">
              <table:table-cell>
                <text:p>client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</table:table-row>
            <table:table-row table:style-name="ro4" table:default-cell-style-name="gray2">
              <table:table-cell table:style-name="ce1">
                <text:p text:style-name="P2">c0</text:p>
              </table:table-cell>
              <table:table-cell table:style-name="ce1">
                <text:p text:style-name="P2"><text:span text:style-name="T3">t0</text:span></text:p>
              </table:table-cell>
              <table:table-cell table:style-name="ce2">
                <text:p text:style-name="P3"><text:span text:style-name="T4">t1</text:span></text:p>
              </table:table-cell>
              <table:table-cell>
                <text:p>t2</text:p>
              </table:table-cell>
              <table:table-cell>
                <text:p>t3</text:p>
              </table:table-cell>
              <table:table-cell>
                <text:p>nul</text:p>
              </table:table-cell>
              <table:table-cell>
                <text:p>nul</text:p>
              </table:table-cell>
              <table:table-cell>
                <text:p>nul</text:p>
              </table:table-cell>
              <table:table-cell>
                <text:p>nul</text:p>
              </table:table-cell>
              <table:table-cell>
                <text:p>nul</text:p>
              </table:table-cell>
              <table:table-cell>
                <text:p>nul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" draw:text-style-name="P6" draw:layer="layout" svg:width="1.2cm" svg:height="1cm" svg:x="14cm" svg:y="17.8cm">
          <text:p/>
          <draw:enhanced-geometry svg:viewBox="0 0 21600 21600" draw:text-areas="0 0 21600 21600" draw:type="circular-arrow" draw:modifiers="160.223364672725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" draw:text-style-name="P6" draw:layer="layout" svg:width="1.4cm" svg:height="0.907cm" svg:x="17cm" svg:y="18cm">
          <text:p/>
          <draw:enhanced-geometry svg:viewBox="0 0 21600 21600" draw:text-areas="0 0 21600 21600" draw:type="circular-arrow" draw:modifiers="149.372884617121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9">
        <draw:frame presentation:style-name="pr5" draw:layer="layout" svg:width="25.199cm" svg:height="3.506cm" svg:x="1.4cm" svg:y="0.837cm" presentation:class="title">
          <draw:text-box>
            <text:p>Player Side</text:p>
          </draw:text-box>
        </draw:frame>
        <draw:custom-shape draw:style-name="gr4" draw:text-style-name="P6" draw:layer="layout" svg:width="6.6cm" svg:height="4.8cm" svg:x="3.8cm" svg:y="6.4cm">
          <text:p text:style-name="P6">Tictactoe </text:p>
          <text:p text:style-name="P6">GUI model</text:p>
          <text:p text:style-name="P6">Swing based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0.6cm" svg:y1="8.8cm" svg:x2="16.6cm" svg:y2="8.8cm">
          <text:p/>
        </draw:line>
        <draw:custom-shape draw:style-name="gr6" draw:text-style-name="P6" draw:layer="layout" svg:width="7.6cm" svg:height="5.2cm" svg:x="16.8cm" svg:y="6cm">
          <text:p text:style-name="P6">Controller </text:p>
          <text:p text:style-name="P6">Implements actionListener</text:p>
          <text:p text:style-name="P6">Extends tictactoe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2cm" svg:height="2.4cm" svg:x="11.8cm" svg:y="6cm">
          <text:p text:style-name="P6">Lends 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9.2cm" svg:height="5.6cm" svg:x="4cm" svg:y="14.2cm">
          <text:p text:style-name="P6">MainGame</text:p>
          <text:p text:style-name="P6">Main method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3.2cm" svg:y1="15.8cm" svg:x2="19.4cm" svg:y2="11.2cm">
          <text:p/>
        </draw:line>
        <draw:line draw:style-name="gr5" draw:text-style-name="P7" draw:layer="layout" svg:x1="13.2cm" svg:y1="17.6cm" svg:x2="19.8cm" svg:y2="17.6cm">
          <text:p/>
        </draw:line>
        <draw:custom-shape draw:style-name="gr9" draw:text-style-name="P6" draw:layer="layout" svg:width="6.8cm" svg:height="5.4cm" svg:x="19.8cm" svg:y="14.8cm">
          <text:p text:style-name="P6">new Thread()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.4cm" svg:height="2.6cm" svg:x="12cm" svg:y="11.2cm">
          <text:p text:style-name="P6">Creates o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5.2cm" svg:height="3.2cm" svg:x="13.8cm" svg:y="16cm">
          <text:p text:style-name="P6">To monitor rea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4.4cm" svg:height="3.001cm" svg:x="19cm" svg:y="10cm">
          <text:p text:style-name="P6">Monitors writ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4.4cm" svg:y1="14.8cm" svg:x2="23.8cm" svg:y2="9.4cm">
          <text:p/>
        </draw:line>
        <draw:custom-shape draw:style-name="gr13" draw:text-style-name="P11" draw:layer="layout" svg:width="5.4cm" svg:height="3.8cm" svg:x="21.8cm" svg:y="12.4cm">
          <text:p text:style-name="P6">Close coupling</text:p>
          <text:p text:style-name="P6">Uses socket 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layerSide</text:p>
          </draw:text-box>
        </draw:frame>
        <draw:frame presentation:style-name="pr2" draw:text-style-name="P13" draw:layer="layout" svg:width="25.199cm" svg:height="12.179cm" svg:x="1.4cm" svg:y="5.221cm" presentation:class="subtitle" presentation:user-transformed="true">
          <draw:text-box>
            <text:list text:style-name="L2">
              <text:list-item>
                <text:p text:style-name="P12">MainGame has the main method -</text:p>
              </text:list-item>
              <text:list-item>
                <text:p text:style-name="P12">Basic flow -</text:p>
              </text:list-item>
              <text:list-item>
                <text:p text:style-name="P12">Create a GUI for the game by making an object of Controller class </text:p>
              </text:list-item>
              <text:list-item>
                <text:p text:style-name="P12">Create a thread of Thread class //inbuilt to perform read operations in the background.</text:p>
                <text:p text:style-name="P1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ssible improve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ainGame and Controller are very closely sharing data.</text:p>
                <text:list>
                  <text:list-item>
                    <text:p>This is mainly the socket related data as ActionPerformed method in Controller uses the socket to write data.</text:p>
                  </text:list-item>
                  <text:list-item>
                    <text:p>new Thread() created in mainGame, uses it to read data.</text:p>
                  </text:list-item>
                  <text:list-item>
                    <text:p>This can be avoided in future versi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ssible improve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wingWorker class should be used when threads are used with swing related GUI</text:p>
                <text:list>
                  <text:list-item>
                    <text:p>This will add further clarity and follow the standards defined by Swing Utilities class</text:p>
                  </text:list-item>
                </text:list>
              </text:list-item>
              <text:list-item>
                <text:p>A better implementation of the MVC architecture is possible which doesn’t involve inheritence to allow better flexibilit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31T23:17:07.380028659</meta:creation-date>
    <dc:date>2017-11-01T00:31:48.770163104</dc:date>
    <meta:editing-duration>PT8M47S</meta:editing-duration>
    <meta:editing-cycles>1</meta:editing-cycles>
    <meta:document-statistic meta:object-count="87"/>
    <meta:generator>LibreOffice/5.1.6.2$Linux_X86_64 LibreOffice_project/10m0$Build-2</meta:generator>
  </office:meta>
</office:document-meta>
</file>